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6.925in" table:align="margins" style:shadow="none" style:may-break-between-rows="true" table:border-model="collapsing"/>
    </style:style>
    <style:style style:name="Table1.A" style:family="table-column">
      <style:table-column-properties style:column-width="0.9979in" style:rel-column-width="1440*"/>
    </style:style>
    <style:style style:name="Table1.B" style:family="table-column">
      <style:table-column-properties style:column-width="0.9875in" style:rel-column-width="1425*"/>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4">
      <style:paragraph-properties fo:text-align="start" style:justify-single-word="false"/>
      <style:text-properties style:font-name="Ubuntu" fo:font-size="22pt" officeooo:rsid="0017fc18" officeooo:paragraph-rsid="0017fc18" style:font-size-asian="22pt" style:font-size-complex="22pt"/>
    </style:style>
    <style:style style:name="P2" style:family="paragraph" style:parent-style-name="Heading_20_4">
      <style:paragraph-properties fo:text-align="start" style:justify-single-word="false"/>
      <style:text-properties style:font-name="Ubuntu" fo:font-size="12pt" officeooo:rsid="0017fc18" officeooo:paragraph-rsid="0017fc18" style:font-size-asian="12pt" style:font-size-complex="12pt"/>
    </style:style>
    <style:style style:name="P3" style:family="paragraph" style:parent-style-name="Heading_20_4">
      <style:paragraph-properties fo:text-align="start" style:justify-single-word="false"/>
      <style:text-properties officeooo:paragraph-rsid="0017fc18"/>
    </style:style>
    <style:style style:name="P4" style:family="paragraph" style:parent-style-name="Standard">
      <style:paragraph-properties fo:text-align="center" style:justify-single-word="false"/>
      <style:text-properties style:font-name="Ubuntu" officeooo:rsid="0012e880" officeooo:paragraph-rsid="0012e880"/>
    </style:style>
    <style:style style:name="P5" style:family="paragraph" style:parent-style-name="Standard">
      <style:paragraph-properties fo:text-align="start" style:justify-single-word="false"/>
      <style:text-properties style:font-name="Ubuntu" officeooo:rsid="0012e880" officeooo:paragraph-rsid="0012e880"/>
    </style:style>
    <style:style style:name="P6" style:family="paragraph" style:parent-style-name="Standard">
      <style:paragraph-properties fo:text-align="start" style:justify-single-word="false"/>
      <style:text-properties style:font-name="Ubuntu" officeooo:rsid="00134786" officeooo:paragraph-rsid="00134786"/>
    </style:style>
    <style:style style:name="P7" style:family="paragraph" style:parent-style-name="Standard">
      <style:paragraph-properties fo:text-align="start" style:justify-single-word="false"/>
      <style:text-properties style:font-name="Ubuntu" fo:font-size="18pt" officeooo:rsid="00134786" officeooo:paragraph-rsid="00134786" style:font-size-asian="18pt" style:font-size-complex="18pt"/>
    </style:style>
    <style:style style:name="P8" style:family="paragraph" style:parent-style-name="Standard">
      <style:paragraph-properties fo:text-align="start" style:justify-single-word="false"/>
      <style:text-properties style:font-name="Ubuntu" fo:font-size="18pt" officeooo:rsid="00261e4e" officeooo:paragraph-rsid="00261e4e" style:font-size-asian="18pt" style:font-size-complex="18pt"/>
    </style:style>
    <style:style style:name="P9" style:family="paragraph" style:parent-style-name="Standard">
      <style:paragraph-properties fo:text-align="start" style:justify-single-word="false"/>
      <style:text-properties style:font-name="Ubuntu" fo:font-size="22pt" officeooo:rsid="0017bcfd" officeooo:paragraph-rsid="0017bcfd" style:font-size-asian="22pt" style:font-size-complex="22pt"/>
    </style:style>
    <style:style style:name="P10" style:family="paragraph" style:parent-style-name="Standard">
      <style:paragraph-properties fo:text-align="start" style:justify-single-word="false"/>
      <style:text-properties style:font-name="Ubuntu" fo:font-size="22pt" officeooo:rsid="0017fc18" officeooo:paragraph-rsid="0017fc18" style:font-size-asian="22pt" style:font-size-complex="22pt"/>
    </style:style>
    <style:style style:name="P11" style:family="paragraph" style:parent-style-name="Standard">
      <style:paragraph-properties fo:text-align="start" style:justify-single-word="false"/>
      <style:text-properties style:font-name="Ubuntu" fo:font-size="22pt" officeooo:rsid="00134786" officeooo:paragraph-rsid="00134786" style:font-size-asian="22pt" style:font-size-complex="22pt"/>
    </style:style>
    <style:style style:name="P12" style:family="paragraph" style:parent-style-name="Standard">
      <style:paragraph-properties fo:text-align="start" style:justify-single-word="false"/>
      <style:text-properties style:font-name="Ubuntu" fo:font-size="22pt" fo:font-weight="bold" officeooo:rsid="00153522" officeooo:paragraph-rsid="00153522"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font-name="Ubuntu" fo:font-size="22pt" fo:font-weight="bold" officeooo:rsid="0018330c" officeooo:paragraph-rsid="0018330c" style:font-size-asian="22pt" style:font-weight-asian="bold" style:font-size-complex="22pt" style:font-weight-complex="bold"/>
    </style:style>
    <style:style style:name="P14" style:family="paragraph" style:parent-style-name="Standard">
      <style:paragraph-properties fo:text-align="start" style:justify-single-word="false"/>
      <style:text-properties style:font-name="Ubuntu" fo:font-size="22pt" fo:font-weight="bold" officeooo:rsid="0017fc18" officeooo:paragraph-rsid="0017fc18" style:font-size-asian="22pt" style:font-weight-asian="bold" style:font-size-complex="22pt" style:font-weight-complex="bold"/>
    </style:style>
    <style:style style:name="P15" style:family="paragraph" style:parent-style-name="Standard">
      <style:paragraph-properties fo:text-align="start" style:justify-single-word="false"/>
      <style:text-properties style:font-name="Ubuntu" fo:font-size="22pt" fo:font-weight="bold" officeooo:rsid="0017bcfd" officeooo:paragraph-rsid="0030ccff" style:font-size-asian="22pt" style:font-weight-asian="bold" style:font-size-complex="22pt" style:font-weight-complex="bold"/>
    </style:style>
    <style:style style:name="P16" style:family="paragraph" style:parent-style-name="Standard">
      <style:paragraph-properties fo:text-align="center" style:justify-single-word="false"/>
      <style:text-properties style:font-name="Ubuntu" fo:font-size="21pt" officeooo:rsid="0012e880" officeooo:paragraph-rsid="0012e880" style:font-size-asian="21pt" style:font-size-complex="21pt"/>
    </style:style>
    <style:style style:name="P17" style:family="paragraph" style:parent-style-name="Standard">
      <style:paragraph-properties fo:text-align="start" style:justify-single-word="false"/>
      <style:text-properties style:font-name="Ubuntu" officeooo:paragraph-rsid="00134786"/>
    </style:style>
    <style:style style:name="P18" style:family="paragraph" style:parent-style-name="Standard" style:list-style-name="L4">
      <style:paragraph-properties fo:text-align="start" style:justify-single-word="false"/>
      <style:text-properties style:font-name="Ubuntu" officeooo:paragraph-rsid="0020bc5c"/>
    </style:style>
    <style:style style:name="P19" style:family="paragraph" style:parent-style-name="Standard">
      <style:paragraph-properties fo:text-align="start" style:justify-single-word="false"/>
      <style:text-properties style:font-name="Ubuntu" fo:font-size="15pt" officeooo:rsid="00134786" officeooo:paragraph-rsid="00134786" style:font-size-asian="15pt" style:font-size-complex="15pt"/>
    </style:style>
    <style:style style:name="P20" style:family="paragraph" style:parent-style-name="Standard">
      <style:paragraph-properties fo:text-align="start" style:justify-single-word="false"/>
      <style:text-properties style:font-name="Ubuntu" fo:font-size="15pt" fo:font-weight="bold" officeooo:rsid="0018330c" officeooo:paragraph-rsid="0018330c"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font-name="Ubuntu" fo:font-size="15pt" fo:font-weight="bold" officeooo:rsid="00184276" officeooo:paragraph-rsid="00184276"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font-name="Ubuntu" fo:font-size="15pt" fo:font-weight="bold" officeooo:rsid="00178841" officeooo:paragraph-rsid="00178841"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Ubuntu" officeooo:rsid="0015d74f" officeooo:paragraph-rsid="0015d74f"/>
    </style:style>
    <style:style style:name="P24" style:family="paragraph" style:parent-style-name="Standard" style:list-style-name="L4">
      <style:paragraph-properties fo:text-align="start" style:justify-single-word="false"/>
      <style:text-properties style:font-name="Ubuntu" fo:font-size="13pt" fo:font-weight="bold" officeooo:paragraph-rsid="001f1ee9"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Ubuntu" officeooo:rsid="00153522" officeooo:paragraph-rsid="00153522"/>
    </style:style>
    <style:style style:name="P26" style:family="paragraph" style:parent-style-name="Standard">
      <style:paragraph-properties fo:text-align="start" style:justify-single-word="false"/>
      <style:text-properties style:font-name="Ubuntu" officeooo:rsid="00153522" officeooo:paragraph-rsid="00153522"/>
    </style:style>
    <style:style style:name="P27" style:family="paragraph" style:parent-style-name="Standard">
      <style:paragraph-properties fo:text-align="start" style:justify-single-word="false"/>
      <style:text-properties style:font-name="Ubuntu" officeooo:rsid="00153522" officeooo:paragraph-rsid="00178841"/>
    </style:style>
    <style:style style:name="P28" style:family="paragraph" style:parent-style-name="Standard">
      <style:paragraph-properties fo:text-align="start" style:justify-single-word="false"/>
      <style:text-properties style:font-name="Ubuntu" fo:font-size="12pt" officeooo:rsid="0017fc18" officeooo:paragraph-rsid="0017fc18" style:font-size-asian="10.5pt" style:font-size-complex="12pt"/>
    </style:style>
    <style:style style:name="P29" style:family="paragraph" style:parent-style-name="Standard">
      <style:paragraph-properties fo:text-align="start" style:justify-single-word="false"/>
      <style:text-properties style:font-name="Ubuntu" fo:font-size="12pt" officeooo:rsid="0017bcfd" officeooo:paragraph-rsid="0017bcfd" style:font-size-asian="10.5pt" style:font-size-complex="12pt"/>
    </style:style>
    <style:style style:name="P30" style:family="paragraph" style:parent-style-name="Standard">
      <style:paragraph-properties fo:text-align="start" style:justify-single-word="false"/>
      <style:text-properties style:font-name="Ubuntu" fo:font-size="12pt" officeooo:rsid="0017fc18" officeooo:paragraph-rsid="0017fc18" style:font-size-asian="12pt" style:font-size-complex="12pt"/>
    </style:style>
    <style:style style:name="P31" style:family="paragraph" style:parent-style-name="Standard">
      <style:paragraph-properties fo:text-align="start" style:justify-single-word="false"/>
      <style:text-properties style:font-name="Ubuntu" fo:font-size="12pt" fo:font-weight="normal" officeooo:rsid="0018330c" officeooo:paragraph-rsid="0018330c"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font-name="Ubuntu" fo:font-size="12pt" fo:font-weight="normal" officeooo:rsid="001f1ee9" officeooo:paragraph-rsid="001f1ee9"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Ubuntu" fo:font-size="12pt" fo:font-weight="bold" officeooo:rsid="00184276" officeooo:paragraph-rsid="00184276"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Ubuntu" fo:font-size="12pt" fo:font-weight="bold" officeooo:rsid="001df408" officeooo:paragraph-rsid="001df408"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Ubuntu" fo:font-size="12pt" fo:font-weight="bold" officeooo:rsid="002b8bec" officeooo:paragraph-rsid="002b8bec"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Ubuntu" fo:font-size="12pt" fo:font-weight="bold" officeooo:rsid="00153522" officeooo:paragraph-rsid="00153522"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Ubuntu" fo:font-size="12pt" fo:font-weight="bold" officeooo:rsid="0018330c" officeooo:paragraph-rsid="0018330c"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Ubuntu" fo:font-size="12pt" fo:font-weight="bold" officeooo:rsid="0018330c" officeooo:paragraph-rsid="0018330c"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Ubuntu" officeooo:rsid="0020bc5c" officeooo:paragraph-rsid="0020bc5c"/>
    </style:style>
    <style:style style:name="P40" style:family="paragraph" style:parent-style-name="Standard" style:list-style-name="L4">
      <style:paragraph-properties fo:text-align="start" style:justify-single-word="false"/>
      <style:text-properties style:font-name="Ubuntu" fo:font-weight="normal" officeooo:rsid="001f1ee9" officeooo:paragraph-rsid="001f1ee9" style:font-weight-asian="normal" style:font-weight-complex="normal"/>
    </style:style>
    <style:style style:name="P41" style:family="paragraph" style:parent-style-name="Standard" style:list-style-name="L4">
      <style:paragraph-properties fo:text-align="start" style:justify-single-word="false"/>
      <style:text-properties style:font-name="Ubuntu" fo:font-weight="normal" officeooo:rsid="0020bc5c" officeooo:paragraph-rsid="0020bc5c" style:font-weight-asian="normal" style:font-weight-complex="normal"/>
    </style:style>
    <style:style style:name="P42" style:family="paragraph" style:parent-style-name="Standard">
      <style:paragraph-properties fo:text-align="start" style:justify-single-word="false"/>
      <style:text-properties officeooo:paragraph-rsid="00134786"/>
    </style:style>
    <style:style style:name="P43" style:family="paragraph" style:parent-style-name="Standard" style:list-style-name="L4">
      <style:paragraph-properties fo:text-align="start" style:justify-single-word="false"/>
      <style:text-properties officeooo:paragraph-rsid="001f1ee9"/>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330c" officeooo:paragraph-rsid="0018330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4276" officeooo:paragraph-rsid="0018427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33ad" officeooo:paragraph-rsid="002733a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text-align="start" style:justify-single-word="false"/>
      <style:text-properties fo:font-size="22pt" officeooo:rsid="0017bcfd" officeooo:paragraph-rsid="0017bcfd" style:font-size-asian="22pt" style:font-size-complex="22pt"/>
    </style:style>
    <style:style style:name="P49" style:family="paragraph" style:parent-style-name="Text_20_body" style:list-style-name="L1">
      <style:paragraph-properties fo:margin-top="0in" fo:margin-bottom="0in" style:contextual-spacing="false"/>
      <style:text-properties style:font-name="Ubuntu" fo:font-size="12pt" officeooo:paragraph-rsid="0017fc18" style:font-size-asian="12pt" style:font-size-complex="12pt"/>
    </style:style>
    <style:style style:name="P50" style:family="paragraph" style:parent-style-name="Text_20_body" style:list-style-name="L1">
      <style:paragraph-properties fo:margin-top="0in" fo:margin-bottom="0in" style:contextual-spacing="false"/>
      <style:text-properties style:font-name="Ubuntu" fo:font-size="12pt" style:font-size-asian="12pt" style:font-size-complex="12pt"/>
    </style:style>
    <style:style style:name="P51" style:family="paragraph" style:parent-style-name="Text_20_body" style:list-style-name="L1">
      <style:text-properties style:font-name="Ubuntu" fo:font-size="12pt" style:font-size-asian="12pt" style:font-size-complex="12pt"/>
    </style:style>
    <style:style style:name="P52" style:family="paragraph" style:parent-style-name="Text_20_body">
      <style:text-properties style:font-name="Ubuntu" fo:font-size="12pt" style:font-size-asian="12pt" style:font-size-complex="12pt"/>
    </style:style>
    <style:style style:name="P53" style:family="paragraph" style:parent-style-name="Text_20_body">
      <style:text-properties style:font-name="Ubuntu" fo:font-size="12pt" fo:font-weight="bold" officeooo:rsid="0018f4bd" officeooo:paragraph-rsid="0018f4bd" style:font-size-asian="10.5pt" style:font-weight-asian="bold" style:font-size-complex="12pt" style:font-weight-complex="bold"/>
    </style:style>
    <style:style style:name="P54" style:family="paragraph" style:parent-style-name="Text_20_body" style:list-style-name="L2">
      <style:text-properties style:font-name="Ubuntu" fo:font-size="12pt" fo:font-weight="bold" officeooo:rsid="001925cc" officeooo:paragraph-rsid="001925cc" style:font-size-asian="10.5pt" style:font-weight-asian="bold" style:font-size-complex="12pt" style:font-weight-complex="bold"/>
    </style:style>
    <style:style style:name="P55" style:family="paragraph" style:parent-style-name="Text_20_body" style:list-style-name="L2">
      <style:text-properties style:font-name="Ubuntu" fo:font-size="12pt" fo:font-weight="normal" officeooo:rsid="001925cc" officeooo:paragraph-rsid="001925cc" style:font-size-asian="10.5pt" style:font-weight-asian="normal" style:font-size-complex="12pt" style:font-weight-complex="normal"/>
    </style:style>
    <style:style style:name="P56" style:family="paragraph" style:parent-style-name="Text_20_body">
      <style:text-properties style:font-name="Ubuntu" fo:font-size="12pt" fo:font-weight="normal" officeooo:rsid="001925cc" officeooo:paragraph-rsid="001925cc" style:font-size-asian="10.5pt" style:font-weight-asian="normal" style:font-size-complex="12pt" style:font-weight-complex="normal"/>
    </style:style>
    <style:style style:name="P57" style:family="paragraph" style:parent-style-name="Text_20_body" style:list-style-name="L2">
      <style:text-properties style:font-name="Ubuntu" fo:font-size="12pt" fo:font-weight="normal" officeooo:rsid="001df408" officeooo:paragraph-rsid="001df408" style:font-size-asian="10.5pt" style:font-weight-asian="normal" style:font-size-complex="12pt" style:font-weight-complex="normal"/>
    </style:style>
    <style:style style:name="P58" style:family="paragraph" style:parent-style-name="Text_20_body" style:list-style-name="L2">
      <style:text-properties style:font-name="Ubuntu" fo:font-size="12pt" fo:font-weight="normal" officeooo:rsid="001df408" officeooo:paragraph-rsid="001f0a6a" style:font-size-asian="10.5pt" style:font-weight-asian="normal" style:font-size-complex="12pt" style:font-weight-complex="normal"/>
    </style:style>
    <style:style style:name="P59" style:family="paragraph" style:parent-style-name="Text_20_body" style:list-style-name="L4">
      <style:text-properties style:font-name="Ubuntu" fo:font-size="12pt" fo:font-weight="normal" officeooo:rsid="001925cc" officeooo:paragraph-rsid="001925cc" style:font-size-asian="12pt" style:font-weight-asian="normal" style:font-size-complex="12pt" style:font-weight-complex="normal"/>
    </style:style>
    <style:style style:name="P60" style:family="paragraph" style:parent-style-name="Text_20_body" style:list-style-name="L4">
      <style:text-properties style:font-name="Ubuntu" fo:font-size="12pt" fo:font-weight="normal" officeooo:rsid="001a51c7" officeooo:paragraph-rsid="001a51c7" style:font-size-asian="12pt" style:font-weight-asian="normal" style:font-size-complex="12pt" style:font-weight-complex="normal"/>
    </style:style>
    <style:style style:name="P61" style:family="paragraph" style:parent-style-name="Text_20_body" style:list-style-name="L4">
      <style:text-properties style:font-name="Ubuntu" fo:font-size="12pt" fo:font-weight="normal" officeooo:paragraph-rsid="001a51c7" style:font-size-asian="12pt" style:font-weight-asian="normal" style:font-size-complex="12pt" style:font-weight-complex="normal"/>
    </style:style>
    <style:style style:name="P62" style:family="paragraph" style:parent-style-name="Text_20_body" style:list-style-name="L4">
      <style:text-properties style:font-name="Ubuntu" fo:font-size="12pt" fo:font-weight="normal" officeooo:paragraph-rsid="001f0a6a"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style:font-name="Ubuntu" fo:font-size="12pt" officeooo:rsid="0017fc18" officeooo:paragraph-rsid="0017fc18" style:font-size-asian="10.5pt" style:font-size-complex="12pt"/>
    </style:style>
    <style:style style:name="P64" style:family="paragraph" style:parent-style-name="Text_20_body">
      <style:text-properties style:font-name="Ubuntu"/>
    </style:style>
    <style:style style:name="P65" style:family="paragraph" style:parent-style-name="Text_20_body">
      <style:text-properties style:font-name="Ubuntu" fo:font-size="22pt" fo:font-weight="bold" officeooo:rsid="0018f4bd" officeooo:paragraph-rsid="0018f4bd" style:font-size-asian="22pt" style:font-weight-asian="bold" style:font-size-complex="22pt" style:font-weight-complex="bold"/>
    </style:style>
    <style:style style:name="P66" style:family="paragraph" style:parent-style-name="Text_20_body" style:list-style-name="L4">
      <style:text-properties style:font-name="Ubuntu" fo:font-size="15pt" fo:font-weight="bold" officeooo:rsid="001a51c7" officeooo:paragraph-rsid="001a51c7" style:font-size-asian="15pt" style:font-weight-asian="bold" style:font-size-complex="15pt" style:font-weight-complex="bold"/>
    </style:style>
    <style:style style:name="P67" style:family="paragraph" style:parent-style-name="Text_20_body" style:list-style-name="L4">
      <style:text-properties style:font-name="Ubuntu" officeooo:paragraph-rsid="001f0a6a"/>
    </style:style>
    <style:style style:name="P68" style:family="paragraph" style:parent-style-name="Text_20_body" style:list-style-name="L4">
      <style:text-properties style:font-name="Ubuntu" fo:font-size="13pt" fo:font-weight="bold" officeooo:rsid="001925cc" officeooo:paragraph-rsid="001925cc" style:font-size-asian="13pt" style:font-weight-asian="bold" style:font-size-complex="13pt" style:font-weight-complex="bold"/>
    </style:style>
    <style:style style:name="P69" style:family="paragraph" style:parent-style-name="Text_20_body" style:list-style-name="L4">
      <style:text-properties style:font-name="Ubuntu" fo:font-size="13pt" fo:font-weight="bold" officeooo:paragraph-rsid="001b3a83" style:font-size-asian="13pt" style:font-weight-asian="bold" style:font-size-complex="13pt" style:font-weight-complex="bold"/>
    </style:style>
    <style:style style:name="P70" style:family="paragraph" style:parent-style-name="Text_20_body" style:list-style-name="L4">
      <style:text-properties style:font-name="Ubuntu" fo:font-size="13pt" fo:font-weight="bold" officeooo:rsid="002733ad" officeooo:paragraph-rsid="002733ad" style:font-size-asian="13pt" style:font-weight-asian="bold" style:font-size-complex="13pt" style:font-weight-complex="bold"/>
    </style:style>
    <style:style style:name="P71" style:family="paragraph" style:parent-style-name="Text_20_body" style:list-style-name="L4">
      <style:text-properties style:font-name="Ubuntu" fo:font-size="13pt" officeooo:paragraph-rsid="001df408" style:font-size-asian="13pt" style:font-size-complex="13pt"/>
    </style:style>
    <style:style style:name="P72" style:family="paragraph" style:parent-style-name="Text_20_body" style:list-style-name="L4">
      <style:text-properties style:font-name="Ubuntu" fo:font-weight="normal" officeooo:paragraph-rsid="0020bc5c" style:font-weight-asian="normal" style:font-weight-complex="normal"/>
    </style:style>
    <style:style style:name="P73" style:family="paragraph" style:parent-style-name="Text_20_body" style:list-style-name="L4">
      <style:text-properties style:font-name="Ubuntu" fo:font-weight="normal" officeooo:rsid="001c376a" officeooo:paragraph-rsid="0020bc5c" style:font-weight-asian="normal" style:font-weight-complex="normal"/>
    </style:style>
    <style:style style:name="P74" style:family="paragraph" style:parent-style-name="Text_20_body" style:list-style-name="L4">
      <style:text-properties style:font-name="Ubuntu" fo:font-weight="normal" officeooo:rsid="001c376a" officeooo:paragraph-rsid="00225d9e" style:font-weight-asian="normal" style:font-weight-complex="normal"/>
    </style:style>
    <style:style style:name="P75" style:family="paragraph" style:parent-style-name="Text_20_body">
      <style:text-properties style:font-name="Ubuntu" fo:font-weight="normal" officeooo:rsid="001c376a" officeooo:paragraph-rsid="0020bc5c" style:font-weight-asian="normal" style:font-weight-complex="normal"/>
    </style:style>
    <style:style style:name="P76" style:family="paragraph" style:parent-style-name="Text_20_body" style:list-style-name="L4">
      <style:text-properties style:font-name="Ubuntu" fo:font-weight="normal" officeooo:rsid="001f0a6a" officeooo:paragraph-rsid="001f0a6a" style:font-weight-asian="normal" style:font-weight-complex="normal"/>
    </style:style>
    <style:style style:name="P77" style:family="paragraph" style:parent-style-name="Text_20_body" style:list-style-name="L4">
      <style:text-properties style:font-name="Ubuntu" fo:font-weight="normal" officeooo:rsid="001df408" officeooo:paragraph-rsid="001df408" style:font-weight-asian="normal" style:font-weight-complex="normal"/>
    </style:style>
    <style:style style:name="P78" style:family="paragraph" style:parent-style-name="Text_20_body" style:list-style-name="L4">
      <style:text-properties style:font-name="Ubuntu" fo:font-weight="normal" officeooo:rsid="002733ad" officeooo:paragraph-rsid="002733ad" style:font-weight-asian="normal" style:font-weight-complex="normal"/>
    </style:style>
    <style:style style:name="P79" style:family="paragraph" style:parent-style-name="Text_20_body" style:list-style-name="L4">
      <style:text-properties style:font-name="Ubuntu" officeooo:rsid="001b3a83" officeooo:paragraph-rsid="001b3a83"/>
    </style:style>
    <style:style style:name="P80" style:family="paragraph" style:parent-style-name="Text_20_body" style:list-style-name="L4">
      <style:text-properties officeooo:paragraph-rsid="0020bc5c"/>
    </style:style>
    <style:style style:name="P81" style:family="paragraph" style:parent-style-name="Text_20_body" style:list-style-name="L4">
      <style:text-properties officeooo:paragraph-rsid="002733ad"/>
    </style:style>
    <style:style style:name="T1" style:family="text">
      <style:text-properties style:font-name="Ubuntu" fo:font-size="15pt" style:font-size-asian="15pt" style:font-size-complex="15pt"/>
    </style:style>
    <style:style style:name="T2" style:family="text">
      <style:text-properties style:font-name="Ubuntu" fo:font-size="15pt" officeooo:rsid="00134786" style:font-size-asian="15pt" style:font-size-complex="15pt"/>
    </style:style>
    <style:style style:name="T3" style:family="text">
      <style:text-properties style:font-name="Ubuntu" fo:font-size="15pt" officeooo:rsid="0018f4bd" style:font-size-asian="15pt" style:font-size-complex="15pt"/>
    </style:style>
    <style:style style:name="T4" style:family="text">
      <style:text-properties style:font-name="Ubuntu" fo:font-size="12pt" style:font-size-asian="12pt" style:font-size-complex="12pt"/>
    </style:style>
    <style:style style:name="T5" style:family="text">
      <style:text-properties style:font-name="Ubuntu" fo:font-size="12pt" officeooo:rsid="0030ccff" style:font-size-asian="12pt" style:font-size-complex="12pt"/>
    </style:style>
    <style:style style:name="T6" style:family="text">
      <style:text-properties style:font-name="Ubuntu" fo:font-size="12pt" fo:font-weight="bold" officeooo:rsid="001df408" style:font-size-asian="12pt" style:font-weight-asian="bold" style:font-size-complex="12pt" style:font-weight-complex="bold"/>
    </style:style>
    <style:style style:name="T7" style:family="text">
      <style:text-properties style:font-name="Ubuntu" fo:font-size="12pt" fo:font-weight="bold" officeooo:rsid="001c376a" style:font-size-asian="12pt" style:font-weight-asian="bold" style:font-size-complex="12pt" style:font-weight-complex="bold"/>
    </style:style>
    <style:style style:name="T8" style:family="text">
      <style:text-properties style:font-name="Ubuntu" fo:font-size="12pt" fo:font-weight="bold" officeooo:rsid="001f1ee9" style:font-size-asian="12pt" style:font-weight-asian="bold" style:font-size-complex="12pt" style:font-weight-complex="bold"/>
    </style:style>
    <style:style style:name="T9" style:family="text">
      <style:text-properties style:font-name="Ubuntu" fo:font-size="12pt" fo:font-weight="bold" officeooo:rsid="002733ad" style:font-size-asian="12pt" style:font-weight-asian="bold" style:font-size-complex="12pt" style:font-weight-complex="bold"/>
    </style:style>
    <style:style style:name="T10" style:family="text">
      <style:text-properties style:font-name="Ubuntu" fo:font-size="12pt" fo:font-weight="normal" officeooo:rsid="001c376a" style:font-size-asian="12pt" style:font-weight-asian="normal" style:font-size-complex="12pt" style:font-weight-complex="normal"/>
    </style:style>
    <style:style style:name="T11" style:family="text">
      <style:text-properties style:font-name="Ubuntu" fo:font-size="12pt" fo:font-weight="normal" officeooo:rsid="001f1ee9" style:font-size-asian="12pt" style:font-weight-asian="normal" style:font-size-complex="12pt" style:font-weight-complex="normal"/>
    </style:style>
    <style:style style:name="T12" style:family="text">
      <style:text-properties style:font-name="Ubuntu" fo:font-size="12pt" fo:font-weight="normal" officeooo:rsid="002733ad" style:font-size-asian="12pt" style:font-weight-asian="normal" style:font-size-complex="12pt" style:font-weight-complex="normal"/>
    </style:style>
    <style:style style:name="T13" style:family="text">
      <style:text-properties style:font-name="Ubuntu" fo:font-weight="normal" style:font-weight-asian="normal" style:font-weight-complex="normal"/>
    </style:style>
    <style:style style:name="T14" style:family="text">
      <style:text-properties style:font-name="Ubuntu" fo:font-weight="normal" officeooo:rsid="001c376a" style:font-weight-asian="normal" style:font-weight-complex="normal"/>
    </style:style>
    <style:style style:name="T15" style:family="text">
      <style:text-properties style:font-name="Ubuntu" fo:font-weight="bold" officeooo:rsid="001df408" style:font-weight-asian="bold" style:font-weight-complex="bold"/>
    </style:style>
    <style:style style:name="T16" style:family="text">
      <style:text-properties style:font-name="Ubuntu" fo:font-weight="bold" officeooo:rsid="001c376a" style:font-weight-asian="bold" style:font-weight-complex="bold"/>
    </style:style>
    <style:style style:name="T17" style:family="text">
      <style:text-properties style:font-name="Ubuntu" fo:font-size="8pt" style:font-size-asian="8pt" style:font-size-complex="8pt"/>
    </style:style>
    <style:style style:name="T18" style:family="text">
      <style:text-properties style:font-name="Ubuntu" fo:font-size="22pt" officeooo:rsid="00261e4e" style:font-size-asian="22pt" style:font-size-complex="22pt"/>
    </style:style>
    <style:style style:name="T19" style:family="text">
      <style:text-properties style:font-name="Ubuntu" fo:font-size="22pt" officeooo:rsid="0017fc18" style:font-size-asian="22pt" style:font-size-complex="22pt"/>
    </style:style>
    <style:style style:name="T20" style:family="text">
      <style:text-properties fo:font-size="15pt" style:font-size-asian="15pt" style:font-size-complex="15pt"/>
    </style:style>
    <style:style style:name="T21" style:family="text">
      <style:text-properties fo:font-size="15pt" officeooo:rsid="00134786" style:font-size-asian="15pt" style:font-size-complex="15pt"/>
    </style:style>
    <style:style style:name="T22" style:family="text">
      <style:text-properties officeooo:rsid="0016ab6e"/>
    </style:style>
    <style:style style:name="T23" style:family="text">
      <style:text-properties officeooo:rsid="00178841"/>
    </style:style>
    <style:style style:name="T24" style:family="text">
      <style:text-properties officeooo:rsid="0017bcfd"/>
    </style:style>
    <style:style style:name="T25" style:family="text">
      <style:text-properties fo:font-size="12pt"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c376a" style:font-size-asian="12pt" style:font-weight-asian="normal" style:font-size-complex="12pt" style:font-weight-complex="normal"/>
    </style:style>
    <style:style style:name="T28" style:family="text">
      <style:text-properties fo:font-size="12pt" fo:font-weight="bold" officeooo:rsid="001c376a" style:font-size-asian="12pt" style:font-weight-asian="normal" style:font-size-complex="12pt" style:font-weight-complex="normal"/>
    </style:style>
    <style:style style:name="T29" style:family="text">
      <style:text-properties fo:font-size="12pt" fo:font-weight="bold" style:font-size-asian="12pt" style:font-weight-asian="bold" style:font-size-complex="12pt" style:font-weight-complex="bold"/>
    </style:style>
    <style:style style:name="T30" style:family="text">
      <style:text-properties officeooo:rsid="0017fc18"/>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officeooo:rsid="001c376a" style:font-weight-asian="bold" style:font-weight-complex="bold"/>
    </style:style>
    <style:style style:name="T34" style:family="text">
      <style:text-properties fo:font-weight="bold" officeooo:rsid="001a51c7" style:font-weight-asian="bold" style:font-weight-complex="bold"/>
    </style:style>
    <style:style style:name="T35" style:family="text">
      <style:text-properties fo:font-weight="bold" officeooo:rsid="001df408" style:font-weight-asian="bold" style:font-weight-complex="bold"/>
    </style:style>
    <style:style style:name="T36" style:family="text">
      <style:text-properties fo:font-weight="bold" officeooo:rsid="001925cc" style:font-weight-asian="bold" style:font-weight-complex="bold"/>
    </style:style>
    <style:style style:name="T37" style:family="text">
      <style:text-properties fo:font-weight="bold" officeooo:rsid="001df408"/>
    </style:style>
    <style:style style:name="T38" style:family="text">
      <style:text-properties fo:font-weight="bold" officeooo:rsid="001f0a6a"/>
    </style:style>
    <style:style style:name="T39" style:family="text">
      <style:text-properties fo:font-weight="bold" officeooo:rsid="0020bc5c"/>
    </style:style>
    <style:style style:name="T40" style:family="text">
      <style:text-properties officeooo:rsid="0018f4bd"/>
    </style:style>
    <style:style style:name="T41" style:family="text">
      <style:text-properties officeooo:rsid="001925cc"/>
    </style:style>
    <style:style style:name="T42" style:family="text">
      <style:text-properties officeooo:rsid="001a51c7"/>
    </style:style>
    <style:style style:name="T43" style:family="text">
      <style:text-properties officeooo:rsid="001b3a83"/>
    </style:style>
    <style:style style:name="T44" style:family="text">
      <style:text-properties fo:font-size="13pt" style:font-size-asian="13pt" style:font-size-complex="13pt"/>
    </style:style>
    <style:style style:name="T45" style:family="text">
      <style:text-properties fo:font-size="13pt" fo:font-weight="bold" style:font-size-asian="13pt" style:font-size-complex="13pt"/>
    </style:style>
    <style:style style:name="T46" style:family="text">
      <style:text-properties officeooo:rsid="001c376a"/>
    </style:style>
    <style:style style:name="T47" style:family="text">
      <style:text-properties officeooo:rsid="001df408"/>
    </style:style>
    <style:style style:name="T48" style:family="text">
      <style:text-properties officeooo:rsid="001f0a6a"/>
    </style:style>
    <style:style style:name="T49" style:family="text">
      <style:text-properties officeooo:rsid="001f1ee9"/>
    </style:style>
    <style:style style:name="T50" style:family="text">
      <style:text-properties officeooo:rsid="002300a8"/>
    </style:style>
    <style:style style:name="T51" style:family="text">
      <style:text-properties officeooo:rsid="0024fb93"/>
    </style:style>
    <style:style style:name="T52" style:family="text">
      <style:text-properties officeooo:rsid="00261e4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IZVEŠTAJ O PROCENI BEZBEDNOSTI I RANJIVOSTI</text:p>
      <text:p text:style-name="P5"/>
      <text:p text:style-name="P5"/>
      <text:p text:style-name="P5"/>
      <text:p text:style-name="P5"/>
      <text:p text:style-name="P5"/>
      <text:p text:style-name="P5"/>
      <text:p text:style-name="P5"/>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42"><text:span text:style-name="T2">Naziv projekta: </text:span><text:a xlink:type="simple" xlink:href="https://github.com/kzi-nastava/bsep-ra-2024-kt2-tim-12" text:style-name="Internet_20_link" text:visited-style-name="Visited_20_Internet_20_Link"><text:span text:style-name="Strong_20_Emphasis"><text:span text:style-name="T1">bsep-ra-2024-kt2-tim-12</text:span></text:span></text:a><text:span text:style-name="T2"> </text:span></text:p>
      <text:p text:style-name="P19">Datum: 15.06.2024.</text:p>
      <text:p text:style-name="P19">Autor: Srđan Petronijević RA 201/2020</text:p>
      <text:p text:style-name="P23"><text:span text:style-name="T20">Verzija: 1.0</text:span></text:p>
      <text:p text:style-name="P11"><text:soft-page-break/>Pregled <text:s/>sadržaja:</text:p>
      <text:p text:style-name="P6"/>
      <text:p text:style-name="P7">1. <text:a xlink:type="simple" xlink:href="#uvod" text:style-name="Internet_20_link" text:visited-style-name="Visited_20_Internet_20_Link">Uvod</text:a></text:p>
      <text:p text:style-name="P8">2. <text:a xlink:type="simple" xlink:href="#Opseg" text:style-name="Internet_20_link" text:visited-style-name="Visited_20_Internet_20_Link">Opseg analize</text:a></text:p>
      <text:p text:style-name="P7"><text:span text:style-name="T52">3</text:span>. <text:a xlink:type="simple" xlink:href="#metodologija" text:style-name="Internet_20_link" text:visited-style-name="Visited_20_Internet_20_Link">Metodologija</text:a></text:p>
      <text:p text:style-name="P8">4. <text:a xlink:type="simple" xlink:href="#skupljanje" text:style-name="Internet_20_link" text:visited-style-name="Visited_20_Internet_20_Link">Prikupljanje podataka</text:a></text:p>
      <text:p text:style-name="P7"><text:span text:style-name="T52">5</text:span>. <text:a xlink:type="simple" xlink:href="#analiza" text:style-name="Internet_20_link" text:visited-style-name="Visited_20_Internet_20_Link">Analiza ranjivosti</text:a></text:p>
      <text:p text:style-name="P7"><text:span text:style-name="T52">6</text:span>. <text:a xlink:type="simple" xlink:href="#izvestaj" text:style-name="Internet_20_link" text:visited-style-name="Visited_20_Internet_20_Link"><text:span text:style-name="T52">Izveštaj</text:span></text:a></text:p>
      <text:p text:style-name="P8">7. <text:a xlink:type="simple" xlink:href="#napomene" text:style-name="Internet_20_link" text:visited-style-name="Visited_20_Internet_20_Link">Završne napomene</text:a></text:p>
      <text:p text:style-name="P8">8. <text:a xlink:type="simple" xlink:href="#prilog" text:style-name="Internet_20_link" text:visited-style-name="Visited_20_Internet_20_Link">Prilog</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25"/>
      <text:p text:style-name="P12"/>
      <text:p text:style-name="P12"/>
      <text:p text:style-name="P12"/>
      <text:p text:style-name="P12"/>
      <text:p text:style-name="P12"/>
      <text:p text:style-name="P12"/>
      <text:p text:style-name="P12"/>
      <text:p text:style-name="P12"/>
      <text:p text:style-name="P12"><text:span text:style-name="T22">1. </text:span><text:bookmark-start text:name="uvod"/>UVOD<text:bookmark-end text:name="uvod"/></text:p>
      <text:p text:style-name="P36"/>
      <text:p text:style-name="P22">1.1 Svrha</text:p>
      <text:p text:style-name="P27"/>
      <text:p text:style-name="P26">Svrha ovog dokumenta je da izvrši sveobuhvatnu <text:span text:style-name="T23">analizu svih third-part</text:span><text:span text:style-name="T24">y</text:span><text:span text:style-name="T23"> komponenti koje su korišćene u izradi aplikacije počevši od operativnog sistema, backend biblioteka, </text:span><text:span text:style-name="T24">npm paketa I ostalih dependency.</text:span></text:p>
      <text:p text:style-name="P26"/>
      <text:p text:style-name="P26"/>
      <text:p text:style-name="P26"/>
      <text:p text:style-name="P26"/>
      <text:p text:style-name="P9"/>
      <text:p text:style-name="P9"/>
      <text:p text:style-name="P9"/>
      <text:p text:style-name="P9"/>
      <text:p text:style-name="P9"/>
      <text:p text:style-name="P9"/>
      <text:p text:style-name="P9"/>
      <text:p text:style-name="P9"/>
      <text:p text:style-name="P15"/>
      <text:p text:style-name="P15"><text:soft-page-break/>2. <text:bookmark-start text:name="Opseg"/>OPSEG ANALIZE<text:bookmark-end text:name="Opseg"/></text:p>
      <text:p text:style-name="P29"/>
      <text:p text:style-name="P48"><text:span text:style-name="Strong_20_Emphasis"><text:span text:style-name="T3">2.1 </text:span></text:span><text:span text:style-name="Strong_20_Emphasis"><text:span text:style-name="T1">Komponente uključene u analizu:</text:span></text:span></text:p>
      <text:list text:style-name="L1">
        <text:list-item>
          <text:p text:style-name="P49">Operativni sistem: <text:span text:style-name="T30">GNU/Linux</text:span></text:p>
        </text:list-item>
        <text:list-item>
          <text:p text:style-name="P49"><text:span text:style-name="T30">Distribucija: </text:span><text:s/><text:span text:style-name="T24">Fedora 40</text:span></text:p>
        </text:list-item>
        <text:list-item>
          <text:p text:style-name="P50">Backend: .NET Core <text:span text:style-name="T24">7.</text:span><text:span text:style-name="T49">0</text:span></text:p>
        </text:list-item>
        <text:list-item>
          <text:p text:style-name="P50">Frontend: Angular 17.3.2</text:p>
        </text:list-item>
        <text:list-item>
          <text:p text:style-name="P50">Baza podataka: PostgreSQL 1<text:span text:style-name="T24">6</text:span></text:p>
        </text:list-item>
        <text:list-item>
          <text:p text:style-name="P51">Alati za razvoj: Node.js <text:span text:style-name="T24">20.12.2</text:span>, npm <text:span text:style-name="T24">10.5.0</text:span>, NuGet, <text:span text:style-name="T49">Entity Framework 7.0.18</text:span></text:p>
        </text:list-item>
      </text:list>
      <text:p text:style-name="P10"/>
      <text:p text:style-name="P14">3. <text:bookmark-start text:name="metodologija"/>Metodologija<text:bookmark-end text:name="metodologija"/></text:p>
      <text:p text:style-name="P28"/>
      <text:p text:style-name="P28">Za analizu ranjivosti korišćen je OWASP <text:span text:style-name="T40">D</text:span>ependency <text:span text:style-name="T40">C</text:span>heck alat. Alat vrši analizu .NET I Node.js paketa. </text:p>
      <text:p text:style-name="P28"/>
      <text:p text:style-name="P28"/>
      <text:h text:style-name="P1" text:outline-level="4">4. <text:bookmark-start text:name="skupljanje"/>Skupljanje Podataka<text:bookmark-end text:name="skupljanje"/></text:h>
      <text:p text:style-name="P63"/>
      <text:p text:style-name="P52">Identifikova<text:span text:style-name="T30">ne su</text:span> sve komponente koje se koriste u aplikaciji i prikupi<text:span text:style-name="T30">ljeni su</text:span> poda<text:span text:style-name="T30">ci</text:span> o njihovim verzijama. <text:span text:style-name="T30">Potom je izvršeno</text:span> skeniranje koristeći naveden<text:span text:style-name="T30">i</text:span> alat i prikup<text:span text:style-name="T30">ljeni su</text:span> izveštaj<text:span text:style-name="T30">i</text:span> o ranjivostima.</text:p>
      <text:p text:style-name="P65"/>
      <text:p text:style-name="P65"/>
      <text:p text:style-name="P65"/>
      <text:p text:style-name="P65"/>
      <text:p text:style-name="P65"/>
      <text:p text:style-name="P65"/>
      <text:p text:style-name="P65"/>
      <text:p text:style-name="P65"><text:soft-page-break/>5. <text:bookmark-start text:name="analiza"/>ANALIZA RANJIVOSTI<text:bookmark-end text:name="analiza"/></text:p>
      <text:p text:style-name="P53"/>
      <text:list text:style-name="L2">
        <text:list-item>
          <text:p text:style-name="P54">Komponenta: Npgsql.EntityFrameworkCore.PostgreSQL.dll</text:p>
          <text:list>
            <text:list-item>
              <text:p text:style-name="P55"><text:span text:style-name="T33">Namena</text:span><text:span text:style-name="T46">: p</text:span>ostgresql provajder za entity framework core</text:p>
            </text:list-item>
            <text:list-item>
              <text:p text:style-name="P58"><text:span text:style-name="T32">Id ranjivosti:</text:span> Količina ranjivosti je prevelika da bi sve bile pobrojane ovde.</text:p>
            </text:list-item>
            <text:list-item>
              <text:p text:style-name="P57"><text:span text:style-name="T32">Rešenje: </text:span>ne koristiti starije verzije postgresql. Verzija 9 je minsko polje.</text:p>
            </text:list-item>
          </text:list>
        </text:list-item>
      </text:list>
      <text:p text:style-name="P56"><text:tab/></text:p>
      <text:list text:style-name="L4">
        <text:list-item>
          <text:p text:style-name="P68">Komponenta: braces</text:p>
          <text:list>
            <text:list-item>
              <text:p text:style-name="P59"><text:span text:style-name="T34">Namena:</text:span><text:span text:style-name="T42"> p</text:span>roširenje zagrada nalik na bash u javascript programskom jeziku.</text:p>
            </text:list-item>
            <text:list-item>
              <text:p text:style-name="P62"><text:span text:style-name="T47">I</text:span><text:span text:style-name="T35">d ranjivosti</text:span><text:span text:style-name="T36">:</text:span><text:span text:style-name="T41"> </text:span>CVE-2024-4068 </text:p>
            </text:list-item>
            <text:list-item>
              <text:p text:style-name="P59"><text:span text:style-name="T32">Opis ranjivosti:</text:span> <text:span text:style-name="T42">verzije pre 3.0.3 ne uspevaju da ograniče broj karatketra koji mogu da podrže, što može dovesti do iscrpljenja memorije.</text:span></text:p>
            </text:list-item>
            <text:list-item>
              <text:p text:style-name="P60"><text:span text:style-name="T32">Rešenje:</text:span> koristiti noviju verziju paketa</text:p>
            </text:list-item>
          </text:list>
        </text:list-item>
        <text:list-item>
          <text:p text:style-name="P66"><text:span text:style-name="T44">Komponenta: micromatch</text:span> </text:p>
          <text:list>
            <text:list-item>
              <text:p text:style-name="P60"><text:span text:style-name="T32">Namena: </text:span>glob matching za javascript/node.js</text:p>
            </text:list-item>
            <text:list-item>
              <text:p text:style-name="P62"><text:span text:style-name="T35">Id ranjivosti</text:span><text:span text:style-name="T34">:</text:span><text:span text:style-name="T42"> </text:span>CVE-2024-4067</text:p>
            </text:list-item>
            <text:list-item>
              <text:p text:style-name="P61"><text:span text:style-name="T34">Opis ranjivosti:</text:span><text:span text:style-name="T42"> paket je ranjiv na regular expression denial of service(ReDos). </text:span><text:span text:style-name="T43">U micromatch() metodi dolazi </text:span><text:bookmark text:name="tw-target-rmn"/><text:span text:style-name="T43">kada se koristi ‘*’ obrazac kada on pohlepno odgovara bilo čemu. Prenošenjem zlonamernog korisnog payload-a, podudaranje šablona će nastaviti da se vraća nazad do ulaza dok ne pronađe zagradu za zatvaranje. Kako se veličina unosa povećava, vreme potrošnje će se takođe povećavati sve dok aplikacija ne visi ili uspori. </text:span></text:p>
            </text:list-item>
            <text:list-item>
              <text:p text:style-name="P61"><text:span text:style-name="T34">Rešenje: </text:span>kori<text:span text:style-name="T42">stiti</text:span> bezbedn<text:span text:style-name="T42">i</text:span> obra<text:span text:style-name="T42">zac</text:span> koji neće početi da vraća nazad regularni izraz zbog pohlepnog podudaranja.</text:p>
            </text:list-item>
          </text:list>
        </text:list-item>
        <text:list-item>
          <text:p text:style-name="P69"><text:span text:style-name="T43">Komponenta: </text:span>dotnet-aspnet-codegenerator-design.dll</text:p>
          <text:list>
            <text:list-item>
              <text:p text:style-name="P79"><text:span text:style-name="T29">Namena:</text:span><text:span text:style-name="T26"> </text:span><text:span text:style-name="T27">alat korišćen za generisanje koda u ASP.NET Core.</text:span></text:p>
              <text:p text:style-name="P79"><text:span text:style-name="T28"/></text:p>
            </text:list-item>
          </text:list>
        </text:list-item>
        <text:list-item>
          <text:p text:style-name="P71"><text:span text:style-name="T37">Komponenta: </text:span><text:span text:style-name="T31">Microsoft.VisualStudio.Web.CodeGeneration.dll</text:span></text:p>
          <text:list>
            <text:list-item>
              <text:p text:style-name="P77"><text:span text:style-name="T32">Namena:</text:span> <text:span text:style-name="T48">C</text:span>ode<text:span text:style-name="T48">G</text:span>enCommand pronalazi prikladan generator koda I poziva ga iz projektnih dependency</text:p>
            </text:list-item>
          </text:list>
        </text:list-item>
        <text:list-item>
          <text:p text:style-name="P67"><text:span text:style-name="T38">Komponenta: </text:span><text:span text:style-name="T31">Microsoft.VisualStudio.Web.CodeGeneration.EntityFrameworkCore.dll</text:span></text:p>
          <text:list>
            <text:list-item>
              <text:p text:style-name="P76"><text:soft-page-break/><text:span text:style-name="T32">Namena:</text:span> OR maper za ASP.NET Core</text:p>
            </text:list-item>
          </text:list>
        </text:list-item>
      </text:list>
      <text:p text:style-name="P30"/>
      <text:list text:continue-numbering="true" text:style-name="L4">
        <text:list-item>
          <text:p text:style-name="P24"><text:span text:style-name="T49">Komponenta: </text:span>Microsoft.CodeAnalysis.Razor.dll</text:p>
          <text:list>
            <text:list-item>
              <text:p text:style-name="P32"><text:span text:style-name="T32">Namena:</text:span> markup sintaksa za dodavanje server-side logike web stranicama</text:p>
            </text:list-item>
            <text:list-item>
              <text:p text:style-name="P43"><text:span text:style-name="T11">I</text:span><text:span text:style-name="T8">d ranjivosti:</text:span><text:span text:style-name="T11"> </text:span><text:a xlink:type="simple" xlink:href="https://web.nvd.nist.gov/view/vuln/detail?vulnId=CVE-2023-44487" office:target-frame-name="_blank" xlink:show="new" text:style-name="Internet_20_link" text:visited-style-name="Visited_20_Internet_20_Link"><text:span text:style-name="T13">CVE-2023-44487</text:span></text:a></text:p>
            </text:list-item>
            <text:list-item>
              <text:p text:style-name="P40"><text:span text:style-name="T32">Opis ranjivosti:</text:span> HTTP/2 protokol omogućuje denial of service napad jer otkazivanje zahteva može da resetuje više tokova odjednom</text:p>
            </text:list-item>
            <text:list-item>
              <text:p text:style-name="P41"><text:span text:style-name="T32">Rešenje:</text:span> koristiti verzije asp.net core od: 6.0.23, 7.0.12, .net od: 6.0.23, 7.0.12, node.js verzije od: 18.18.2, 20.8.1</text:p>
            </text:list-item>
          </text:list>
        </text:list-item>
      </text:list>
      <text:p text:style-name="P39"><text:span text:style-name="T31"/></text:p>
      <text:list text:continue-numbering="true" text:style-name="L4">
        <text:list-item>
          <text:p text:style-name="P18"><text:span text:style-name="T39">Komponente (deljene ranjivosti): Microsoft.CodeAnalysis.Razor.dll, Microsoft.VisualStudio.Web.CodeGeneration.EntityFrameworkCore.dll, </text:span><text:span text:style-name="T45">Microsoft.VisualStudio.Web.CodeGeneration.dll</text:span></text:p>
          <text:list>
            <text:list-item>
              <text:p text:style-name="P80"><text:span text:style-name="T6">Id ranjivosti</text:span><text:span text:style-name="T7">:</text:span><text:span text:style-name="T10"> </text:span><text:a xlink:type="simple" xlink:href="https://web.nvd.nist.gov/view/vuln/detail?vulnId=CVE-2024-21386" office:target-frame-name="_blank" xlink:show="new" text:style-name="Internet_20_link" text:visited-style-name="Visited_20_Internet_20_Link"><text:span text:style-name="T13">CVE-2024-21386</text:span></text:a></text:p>
            </text:list-item>
            <text:list-item>
              <text:p text:style-name="P72"><text:span text:style-name="T33">Opis ranjivosti:</text:span><text:span text:style-name="T46"> .NET denial of service, </text:span>CWE-400 <text:span text:style-name="T46">nekontrolisano korišćenje resursa</text:span></text:p>
            </text:list-item>
            <text:list-item>
              <text:p text:style-name="P73"><text:span text:style-name="T32">Rešenje:</text:span> koristiti asp.net core verzije od: 6.0.27, 7.0.16 I 8.0.2</text:p>
            </text:list-item>
            <text:list-item>
              <text:p text:style-name="P80"><text:span text:style-name="T15">Id ranjivosti</text:span><text:span text:style-name="T16">:</text:span><text:span text:style-name="T14"> </text:span><text:a xlink:type="simple" xlink:href="https://web.nvd.nist.gov/view/vuln/detail?vulnId=CVE-2024-21404" office:target-frame-name="_blank" xlink:show="new" text:style-name="Internet_20_link" text:visited-style-name="Visited_20_Internet_20_Link"><text:span text:style-name="T13">CVE-2024-21404</text:span></text:a><text:span text:style-name="T13"> </text:span></text:p>
            </text:list-item>
            <text:list-item>
              <text:p text:style-name="P72"><text:span text:style-name="T33">Opis ranjivosti:</text:span><text:span text:style-name="T46"> .NET denial of service, </text:span>CWE-476 NULL<text:span text:style-name="T46"> dereferenciranje null pokazivača</text:span></text:p>
            </text:list-item>
            <text:list-item>
              <text:p text:style-name="P74"><text:span text:style-name="T32">Rešenje:</text:span> koristiti asp.net core verzije od: 6.0.27, 7.0.16 I 8.0.2</text:p>
            </text:list-item>
            <text:list-item>
              <text:p text:style-name="P80"><text:span text:style-name="T15">Id ranjivosti</text:span><text:span text:style-name="T16">:</text:span><text:span text:style-name="T14"> </text:span><text:a xlink:type="simple" xlink:href="https://web.nvd.nist.gov/view/vuln/detail?vulnId=CVE-2023-36558" office:target-frame-name="_blank" xlink:show="new" text:style-name="Internet_20_link" text:visited-style-name="Visited_20_Internet_20_Link"><text:span text:style-name="T13">CVE-2023-36558</text:span></text:a><text:span text:style-name="T13"> </text:span></text:p>
            </text:list-item>
            <text:list-item>
              <text:p text:style-name="P73"><text:span text:style-name="T32">Opis ranjivost:</text:span> ASP.NET Core zaobilaženje bezbednosnih funkcija</text:p>
            </text:list-item>
            <text:list-item>
              <text:p text:style-name="P73"><text:span text:style-name="T44">Rešenje: koristiti asp.net core verzije od: 6.0.25, 7.0.14</text:span></text:p>
            </text:list-item>
          </text:list>
        </text:list-item>
      </text:list>
      <text:p text:style-name="P75"><text:span text:style-name="T25"/></text:p>
      <text:list text:continue-numbering="true" text:style-name="L4">
        <text:list-item>
          <text:p text:style-name="P70">Komponenta: Fedora Linux</text:p>
          <text:list>
            <text:list-item>
              <text:p text:style-name="P78"><text:span text:style-name="T29">Namena</text:span><text:span text:style-name="T25">: GNU/Linux distribucija</text:span></text:p>
            </text:list-item>
            <text:list-item>
              <text:p text:style-name="P81"><text:span text:style-name="T12">I</text:span><text:span text:style-name="T9">d ranjivosti:</text:span><text:span text:style-name="T12"> </text:span><text:a xlink:type="simple" xlink:href="https://www.cvedetails.com/cve/CVE-2024-37051/" text:style-name="Internet_20_link" text:visited-style-name="Visited_20_Internet_20_Link"><text:span text:style-name="T25">CVE-2024-37051</text:span></text:a></text:p>
            </text:list-item>
            <text:list-item>
              <text:p text:style-name="P78"><text:span text:style-name="T29">Opis ranjivosti:</text:span><text:span text:style-name="T25"> github access token moze biti izložen third-party sajtovima u JetBrains IDE</text:span></text:p>
            </text:list-item>
            <text:list-item>
              <text:p text:style-name="P81"><text:span text:style-name="T9">Rešenje:</text:span><text:span text:style-name="T12"> koristiti ide verzija: pre 2023.1 I posle: </text:span><text:span text:style-name="T4">DataGrip 2023.1.3, 2023.2.4, 2023.3.5, 2024.1.4; Rider 2023.1.7, 2023.2.5, 2023.3.6, 2024.1.3; RustRover 2024.1.1; WebStorm 2023.1.6, 2023.2.7, 2023.3.7, 2024.1.</text:span><text:span text:style-name="T5">4</text:span></text:p>
            </text:list-item>
          </text:list>
        </text:list-item>
      </text:list>
      <text:h text:style-name="P3" text:outline-level="4"><text:soft-page-break/><text:span text:style-name="T18"/></text:h>
      <text:h text:style-name="P3" text:outline-level="4"><text:span text:style-name="T18">6</text:span><text:span text:style-name="T19">. </text:span><text:bookmark-start text:name="izvestaj"/><text:span text:style-name="T19">Izveštaj</text:span><text:bookmark-end text:name="izvestaj"/></text:h>
      <text:p text:style-name="P63"/>
      <text:p text:style-name="P64">Izveštaj generisan pomoću OWASP Dependency-Check <text:span text:style-name="T50">se nalazi u prilogu</text:span>. Sadrži detalje o identifikovanim ranjivostima, njihove CVE brojeve, opise i preporuke za rešavanje.</text:p>
      <text:p text:style-name="P30"/>
      <text:h text:style-name="P1" text:outline-level="4"><text:span text:style-name="T52">7</text:span>. <text:bookmark-start text:name="napomene"/>Završne Napomene<text:bookmark-end text:name="napomene"/></text:h>
      <text:p text:style-name="P63"/>
      <text:p text:style-name="P64">Ova analiza značajno poboljšava sigurnost aplikacije. Planiramo redovno ažuriranje <text:span text:style-name="T51">(no cap)</text:span> i reviziju bezbednosti svih komponenti u budućnosti kako bismo osigurali visok nivo sigurnosti.</text:p>
      <text:p text:style-name="P30"/>
      <text:p text:style-name="P3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13"/>
      <text:p text:style-name="P13"><text:span text:style-name="T52">8</text:span>. <text:bookmark-start text:name="prilog"/>Prilog<text:bookmark-end text:name="prilog"/></text:p>
      <text:p text:style-name="P37"/>
      <text:p text:style-name="P20"><text:span text:style-name="T52">8</text:span>.1 Dependency check</text:p>
      <text:p text:style-name="P37"/>
      <text:p text:style-name="P31">Izveštaj alata se nalazi u dependency-check-report.html fajlu.</text:p>
      <text:p text:style-name="P31"/>
      <text:p text:style-name="P31"/>
      <text:p text:style-name="P20"><text:span text:style-name="T52">8</text:span>.2 Tabela ranjivosti</text:p>
      <text:p text:style-name="P20"/>
      <table:table table:name="Table1" table:style-name="Table1" table:template-name="Default Style">
        <table:table-column table:style-name="Table1.A"/>
        <table:table-column table:style-name="Table1.B" table:number-columns-repeated="6"/>
        <table:table-row table:style-name="Table1.1">
          <table:table-cell table:style-name="Table1.A1" office:value-type="string">
            <text:p text:style-name="P45">Dependency</text:p>
          </table:table-cell>
          <table:table-cell table:style-name="Table1.A1" office:value-type="string">
            <text:p text:style-name="P45">ID ranjivosti</text:p>
          </table:table-cell>
          <table:table-cell table:style-name="Table1.A1" office:value-type="string">
            <text:p text:style-name="P45">Paket</text:p>
          </table:table-cell>
          <table:table-cell table:style-name="Table1.A1" office:value-type="string">
            <text:p text:style-name="P45">Ozbiljnost</text:p>
          </table:table-cell>
          <table:table-cell table:style-name="Table1.A1" office:value-type="string">
            <text:p text:style-name="P45">CVE broj</text:p>
          </table:table-cell>
          <table:table-cell table:style-name="Table1.A1" office:value-type="string">
            <text:p text:style-name="P45">Pouzdaost</text:p>
          </table:table-cell>
          <table:table-cell table:style-name="Table1.G1" office:value-type="string">
            <text:p text:style-name="P45">Broj dokaza</text:p>
          </table:table-cell>
        </table:table-row>
        <table:table-row table:style-name="Table1.1">
          <table:table-cell table:style-name="Table1.A2" office:value-type="string">
            <text:p text:style-name="P44"><text:a xlink:type="simple" xlink:href="../../Documents/dependency-check-report.html#l1372_cace7049a034f560f0d4fa4d08c2dcb4173d3010" text:style-name="Internet_20_link" text:visited-style-name="Visited_20_Internet_20_Link"><text:span text:style-name="T17">Microsoft.CodeAnalysis.Razor.dll</text:span></text:a></text:p>
          </table:table-cell>
          <table:table-cell table:style-name="Table1.A2" office:value-type="string">
            <text:p text:style-name="P44">cpe:2.3:a:microsoft:.net_core:6.0.11:*:*:*:*:*:*:*<text:line-break/>cpe:2.3:a:microsoft:asp.net:6.0.11:*:*:*:*:*:*:*<text:line-break/>cpe:2.3:a:microsoft:asp.net_core:6.0.11:*:*:*:*:*:*:*</text:p>
          </table:table-cell>
          <table:table-cell table:style-name="Table1.A2" office:value-type="string">
            <text:p text:style-name="P44"><text:a xlink:type="simple" xlink:href="https://ossindex.sonatype.org/component/pkg:generic/Microsoft.CodeAnalysis.Razor@6.0.11?utm_source=dependency-check&amp;utm_medium=integration&amp;utm_content=9.2.0" office:target-frame-name="_blank" xlink:show="new" text:style-name="Internet_20_link" text:visited-style-name="Visited_20_Internet_20_Link"><text:span text:style-name="T17">pkg:generic/Microsoft.CodeAnalysis.Razor@6.0.11</text:span></text:a></text:p>
          </table:table-cell>
          <table:table-cell table:style-name="Table1.A2" office:value-type="string">
            <text:p text:style-name="P46">VISOKA</text:p>
          </table:table-cell>
          <table:table-cell table:style-name="Table1.A2" office:value-type="string">
            <text:p text:style-name="P46">4</text:p>
          </table:table-cell>
          <table:table-cell table:style-name="Table1.A2" office:value-type="string">
            <text:p text:style-name="P46">NISKA</text:p>
          </table:table-cell>
          <table:table-cell table:style-name="Table1.G2" office:value-type="string">
            <text:p text:style-name="P46">12</text:p>
          </table:table-cell>
        </table:table-row>
        <table:table-row table:style-name="Table1.1">
          <table:table-cell table:style-name="Table1.A2" office:value-type="string">
            <text:p text:style-name="P44"><text:a xlink:type="simple" xlink:href="../../Documents/dependency-check-report.html#l1392_b54ed478ae9b1f8d4e8bc017cd9c1a0d8ab53e3b" text:style-name="Internet_20_link" text:visited-style-name="Visited_20_Internet_20_Link"><text:span text:style-name="T17">Microsoft.VisualStudio.Web.CodeGeneration.Core.dll</text:span></text:a></text:p>
          </table:table-cell>
          <table:table-cell table:style-name="Table1.A2" office:value-type="string">
            <text:p text:style-name="P44">cpe:2.3:a:microsoft:asp.net_core:7.0.12:*:*:*:*:*:*:*</text:p>
          </table:table-cell>
          <table:table-cell table:style-name="Table1.A2" office:value-type="string">
            <text:p text:style-name="P44"><text:a xlink:type="simple" xlink:href="https://ossindex.sonatype.org/component/pkg:generic/Microsoft.VisualStudio.Web.CodeGeneration.Core@7.0.12?utm_source=dependency-check&amp;utm_medium=integration&amp;utm_content=9.2.0" office:target-frame-name="_blank" xlink:show="new" text:style-name="Internet_20_link" text:visited-style-name="Visited_20_Internet_20_Link"><text:span text:style-name="T17">pkg:generic/Microsoft.VisualStudio.Web.CodeGeneration.Core@7.0.12</text:span></text:a></text:p>
          </table:table-cell>
          <table:table-cell table:style-name="Table1.A2" office:value-type="string">
            <text:p text:style-name="P46">VISOKA</text:p>
          </table:table-cell>
          <table:table-cell table:style-name="Table1.A2" office:value-type="string">
            <text:p text:style-name="P46">3</text:p>
          </table:table-cell>
          <table:table-cell table:style-name="Table1.A2" office:value-type="string">
            <text:p text:style-name="P46">NISKA</text:p>
          </table:table-cell>
          <table:table-cell table:style-name="Table1.G2" office:value-type="string">
            <text:p text:style-name="P46">13</text:p>
          </table:table-cell>
        </table:table-row>
        <table:table-row table:style-name="Table1.1">
          <table:table-cell table:style-name="Table1.A2" office:value-type="string">
            <text:p text:style-name="P44"><text:a xlink:type="simple" xlink:href="../../Documents/dependency-check-report.html#l1394_e02e0e449a8b1a6ca912d3fb0144500dbed086f2" text:style-name="Internet_20_link" text:visited-style-name="Visited_20_Internet_20_Link"><text:span text:style-name="T17">Microsoft.VisualStudio.Web.CodeGeneration.EntityFrameworkCore.dll</text:span></text:a></text:p>
          </table:table-cell>
          <table:table-cell table:style-name="Table1.A2" office:value-type="string">
            <text:p text:style-name="P44">cpe:2.3:a:microsoft:.net_core:7.0.12:*:*:*:*:*:*:*<text:line-break/>cpe:2.3:a:microsoft:asp.net:7.0.12:*:*:*:*:*:*:*<text:line-break/>cpe:2.3:a:microsoft:asp.net_core:7.0.12:*:*:*:*:*:*:*</text:p>
          </table:table-cell>
          <table:table-cell table:style-name="Table1.A2" office:value-type="string">
            <text:p text:style-name="P44"><text:a xlink:type="simple" xlink:href="https://ossindex.sonatype.org/component/pkg:generic/Microsoft.VisualStudio.Web.CodeGeneration.EntityFrameworkCore@7.0.12?utm_source=dependency-check&amp;utm_medium=integration&amp;utm_content=9.2.0" office:target-frame-name="_blank" xlink:show="new" text:style-name="Internet_20_link" text:visited-style-name="Visited_20_Internet_20_Link"><text:span text:style-name="T17">pkg:generic/Microsoft.VisualStudio.Web.CodeGeneration.EntityFrameworkCore@7.0.12</text:span></text:a></text:p>
          </table:table-cell>
          <table:table-cell table:style-name="Table1.A2" office:value-type="string">
            <text:p text:style-name="P46">VISOKA</text:p>
          </table:table-cell>
          <table:table-cell table:style-name="Table1.A2" office:value-type="string">
            <text:p text:style-name="P46">3</text:p>
          </table:table-cell>
          <table:table-cell table:style-name="Table1.A2" office:value-type="string">
            <text:p text:style-name="P46">NISKA</text:p>
          </table:table-cell>
          <table:table-cell table:style-name="Table1.G2" office:value-type="string">
            <text:p text:style-name="P46">11</text:p>
          </table:table-cell>
        </table:table-row>
        <table:table-row table:style-name="Table1.1">
          <table:table-cell table:style-name="Table1.A2" office:value-type="string">
            <text:p text:style-name="P44"><text:a xlink:type="simple" xlink:href="../../Documents/dependency-check-report.html#l1395_5260a79386c7d72103cf4b6a0ccabd1b5b26cbc6" text:style-name="Internet_20_link" text:visited-style-name="Visited_20_Internet_20_Link"><text:span text:style-name="T17">Microsoft.VisualStudio.Web.CodeGeneration.dll</text:span></text:a></text:p>
          </table:table-cell>
          <table:table-cell table:style-name="Table1.A2" office:value-type="string">
            <text:p text:style-name="P44">cpe:2.3:a:microsoft:asp.net:7.0.12:*:*:*:*:*:*:*<text:line-break/><text:soft-page-break/>cpe:2.3:a:microsoft:asp.net_core:7.0.12:*:*:*:*:*:*:*</text:p>
          </table:table-cell>
          <table:table-cell table:style-name="Table1.A2" office:value-type="string">
            <text:p text:style-name="P44"><text:a xlink:type="simple" xlink:href="https://ossindex.sonatype.org/component/pkg:generic/Microsoft.VisualStudio.Web.CodeGeneration@7.0.12?utm_source=dependency-check&amp;utm_medium=integration&amp;utm_content=9.2.0" office:target-frame-name="_blank" xlink:show="new" text:style-name="Internet_20_link" text:visited-style-name="Visited_20_Internet_20_Link"><text:span text:style-name="T17">pkg:generic/Microsoft.VisualStudio.Web.CodeGeneration@7.0.12</text:span></text:a></text:p>
          </table:table-cell>
          <table:table-cell table:style-name="Table1.A2" office:value-type="string">
            <text:p text:style-name="P46">VISOKA</text:p>
          </table:table-cell>
          <table:table-cell table:style-name="Table1.A2" office:value-type="string">
            <text:p text:style-name="P46">3</text:p>
          </table:table-cell>
          <table:table-cell table:style-name="Table1.A2" office:value-type="string">
            <text:p text:style-name="P46">NISKA</text:p>
          </table:table-cell>
          <table:table-cell table:style-name="Table1.G2" office:value-type="string">
            <text:p text:style-name="P46">11</text:p>
          </table:table-cell>
        </table:table-row>
        <table:table-row table:style-name="Table1.1">
          <table:table-cell table:style-name="Table1.A2" office:value-type="string">
            <text:p text:style-name="P44"><text:a xlink:type="simple" xlink:href="../../Documents/dependency-check-report.html#l1536_59100033d8766f8ac630e13ee0d9616513ad6466" text:style-name="Internet_20_link" text:visited-style-name="Visited_20_Internet_20_Link"><text:span text:style-name="T17">Npgsql.EntityFrameworkCore.PostgreSQL.dll</text:span></text:a></text:p>
          </table:table-cell>
          <table:table-cell table:style-name="Table1.A2" office:value-type="string">
            <text:p text:style-name="P44"><text:span text:style-name="T17">cpe:2.3:a:postgresql:postgresql:7.0.11:*:*:*:*:*:*:*<text:line-break/></text:span><text:a xlink:type="simple" xlink:href="https://nvd.nist.gov/vuln/search/results?form_type=Advanced&amp;results_type=overview&amp;search_type=all&amp;cpe_vendor=cpe%3A%2F%3Awww-sql_project&amp;cpe_product=cpe%3A%2F%3Awww-sql_project%3Awww-sql&amp;cpe_version=cpe%3A%2F%3Awww-sql_project%3Awww-sql%3A7.0.11" office:target-frame-name="_blank" xlink:show="new" text:style-name="Internet_20_link" text:visited-style-name="Visited_20_Internet_20_Link"><text:span text:style-name="T17">cpe:2.3:a:www-sql_project:www-sql:7.0.11:*:*:*:*:*:*:*</text:span></text:a></text:p>
          </table:table-cell>
          <table:table-cell table:style-name="Table1.A2" office:value-type="string">
            <text:p text:style-name="P44"><text:a xlink:type="simple" xlink:href="https://ossindex.sonatype.org/component/pkg:generic/Npgsql.EntityFrameworkCore.PostgreSQL@7.0.11?utm_source=dependency-check&amp;utm_medium=integration&amp;utm_content=9.2.0" office:target-frame-name="_blank" xlink:show="new" text:style-name="Internet_20_link" text:visited-style-name="Visited_20_Internet_20_Link"><text:span text:style-name="T17">pkg:generic/Npgsql.EntityFrameworkCore.PostgreSQL@7.0.11</text:span></text:a></text:p>
          </table:table-cell>
          <table:table-cell table:style-name="Table1.A2" office:value-type="string">
            <text:p text:style-name="P46">KRITIČNA</text:p>
          </table:table-cell>
          <table:table-cell table:style-name="Table1.A2" office:value-type="string">
            <text:p text:style-name="P46">35</text:p>
          </table:table-cell>
          <table:table-cell table:style-name="Table1.A2" office:value-type="string">
            <text:p text:style-name="P46">NAJVIŠA</text:p>
          </table:table-cell>
          <table:table-cell table:style-name="Table1.G2" office:value-type="string">
            <text:p text:style-name="P46">15</text:p>
          </table:table-cell>
        </table:table-row>
        <table:table-row table:style-name="Table1.1">
          <table:table-cell table:style-name="Table1.A2" office:value-type="string">
            <text:p text:style-name="P44"><text:a xlink:type="simple" xlink:href="../../Documents/dependency-check-report.html#l3086_27a41549c2f88cfa1dae3b5d7f6f1b1f45935196" text:style-name="Internet_20_link" text:visited-style-name="Visited_20_Internet_20_Link"><text:span text:style-name="T17">braces:3.0.2</text:span></text:a></text:p>
          </table:table-cell>
          <table:table-cell table:style-name="Table1.A2" office:value-type="string">
            <text:p text:style-name="P44"><text:a xlink:type="simple" xlink:href="https://nvd.nist.gov/vuln/search/results?form_type=Advanced&amp;results_type=overview&amp;search_type=all&amp;cpe_vendor=cpe%3A%2F%3Abraces_project&amp;cpe_product=cpe%3A%2F%3Abraces_project%3Abraces&amp;cpe_version=cpe%3A%2F%3Abraces_project%3Abraces%3A3.0.2" office:target-frame-name="_blank" xlink:show="new" text:style-name="Internet_20_link" text:visited-style-name="Visited_20_Internet_20_Link"><text:span text:style-name="T17">cpe:2.3:a:braces_project:braces:3.0.2:*:*:*:*:*:*:*</text:span></text:a></text:p>
          </table:table-cell>
          <table:table-cell table:style-name="Table1.A2" office:value-type="string">
            <text:p text:style-name="P44"><text:a xlink:type="simple" xlink:href="https://ossindex.sonatype.org/component/pkg:npm/braces@3.0.2?utm_source=dependency-check&amp;utm_medium=integration&amp;utm_content=9.2.0" office:target-frame-name="_blank" xlink:show="new" text:style-name="Internet_20_link" text:visited-style-name="Visited_20_Internet_20_Link"><text:span text:style-name="T17">pkg:npm/braces@3.0.2</text:span></text:a></text:p>
          </table:table-cell>
          <table:table-cell table:style-name="Table1.A2" office:value-type="string">
            <text:p text:style-name="P46">VISOKA</text:p>
          </table:table-cell>
          <table:table-cell table:style-name="Table1.A2" office:value-type="string">
            <text:p text:style-name="P46">1</text:p>
          </table:table-cell>
          <table:table-cell table:style-name="Table1.A2" office:value-type="string">
            <text:p text:style-name="P46">NAJVIŠA</text:p>
          </table:table-cell>
          <table:table-cell table:style-name="Table1.G2" office:value-type="string">
            <text:p text:style-name="P46">8</text:p>
          </table:table-cell>
        </table:table-row>
        <table:table-row table:style-name="Table1.1">
          <table:table-cell table:style-name="Table1.A2" office:value-type="string">
            <text:p text:style-name="P44"><text:a xlink:type="simple" xlink:href="../../Documents/dependency-check-report.html#l4401_b4c71c01e2a2da49d75f23ca0ac9e3b51c13c73b" text:style-name="Internet_20_link" text:visited-style-name="Visited_20_Internet_20_Link"><text:span text:style-name="T17">dotnet-aspnet-codegenerator-design.dll</text:span></text:a></text:p>
          </table:table-cell>
          <table:table-cell table:style-name="Table1.A2" office:value-type="string">
            <text:p text:style-name="P44"><text:a xlink:type="simple" xlink:href="https://nvd.nist.gov/vuln/search/results?form_type=Advanced&amp;results_type=overview&amp;search_type=all&amp;cpe_vendor=cpe%3A%2F%3Amicrosoft&amp;cpe_product=cpe%3A%2F%3Amicrosoft%3A.net_core&amp;cpe_version=cpe%3A%2F%3Amicrosoft%3A.net_core%3A7.0.12" office:target-frame-name="_blank" xlink:show="new" text:style-name="Internet_20_link" text:visited-style-name="Visited_20_Internet_20_Link"><text:span text:style-name="T17">cpe:2.3:a:microsoft:.net_core:7.0.12:*:*:*:*:*:*:*</text:span></text:a><text:span text:style-name="T17"><text:line-break/></text:span><text:a xlink:type="simple" xlink:href="https://nvd.nist.gov/vuln/search/results?form_type=Advanced&amp;results_type=overview&amp;search_type=all&amp;cpe_vendor=cpe%3A%2F%3Amicrosoft&amp;cpe_product=cpe%3A%2F%3Amicrosoft%3Aasp.net&amp;cpe_version=cpe%3A%2F%3Amicrosoft%3Aasp.net%3A7.0.12" office:target-frame-name="_blank" xlink:show="new" text:style-name="Internet_20_link" text:visited-style-name="Visited_20_Internet_20_Link"><text:span text:style-name="T17">cpe:2.3:a:microsoft:asp.net:7.0.12:*:*:*:*:*:*:*</text:span></text:a><text:span text:style-name="T17"><text:line-break/></text:span><text:a xlink:type="simple" xlink:href="https://nvd.nist.gov/vuln/search/results?form_type=Advanced&amp;results_type=overview&amp;search_type=all&amp;cpe_vendor=cpe%3A%2F%3Amicrosoft&amp;cpe_product=cpe%3A%2F%3Amicrosoft%3Aasp.net_core&amp;cpe_version=cpe%3A%2F%3Amicrosoft%3Aasp.net_core%3A7.0.12" office:target-frame-name="_blank" xlink:show="new" text:style-name="Internet_20_link" text:visited-style-name="Visited_20_Internet_20_Link"><text:span text:style-name="T17">cpe:2.3:a:microsoft:asp.net_core:7.0.12:*:*:*:*:*:*:*</text:span></text:a></text:p>
          </table:table-cell>
          <table:table-cell table:style-name="Table1.A2" office:value-type="string">
            <text:p text:style-name="P44"/>
          </table:table-cell>
          <table:table-cell table:style-name="Table1.A2" office:value-type="string">
            <text:p text:style-name="P46">VISOKA</text:p>
          </table:table-cell>
          <table:table-cell table:style-name="Table1.A2" office:value-type="string">
            <text:p text:style-name="P46">3</text:p>
          </table:table-cell>
          <table:table-cell table:style-name="Table1.A2" office:value-type="string">
            <text:p text:style-name="P46">NAJVIŠA</text:p>
          </table:table-cell>
          <table:table-cell table:style-name="Table1.G2" office:value-type="string">
            <text:p text:style-name="P46">9</text:p>
          </table:table-cell>
        </table:table-row>
        <table:table-row table:style-name="Table1.1">
          <table:table-cell table:style-name="Table1.A2" office:value-type="string">
            <text:p text:style-name="P44"><text:a xlink:type="simple" xlink:href="../../Documents/dependency-check-report.html#l7874_c6fe86d8a358079d387b8491fb9dcc6da427d097" text:style-name="Internet_20_link" text:visited-style-name="Visited_20_Internet_20_Link"><text:span text:style-name="T17">micromatch:4.0.5</text:span></text:a></text:p>
          </table:table-cell>
          <table:table-cell table:style-name="Table1.A2" office:value-type="string">
            <text:p text:style-name="P44"/>
          </table:table-cell>
          <table:table-cell table:style-name="Table1.A2" office:value-type="string">
            <text:p text:style-name="P44"><text:a xlink:type="simple" xlink:href="https://ossindex.sonatype.org/component/pkg:npm/micromatch@4.0.5?utm_source=dependency-check&amp;utm_medium=integration&amp;utm_content=9.2.0" office:target-frame-name="_blank" xlink:show="new" text:style-name="Internet_20_link" text:visited-style-name="Visited_20_Internet_20_Link"><text:span text:style-name="T17">pkg:npm/micromatch@4.0.5</text:span></text:a></text:p>
          </table:table-cell>
          <table:table-cell table:style-name="Table1.A2" office:value-type="string">
            <text:p text:style-name="P46">SREDNJA</text:p>
          </table:table-cell>
          <table:table-cell table:style-name="Table1.A2" office:value-type="string">
            <text:p text:style-name="P46">1</text:p>
          </table:table-cell>
          <table:table-cell table:style-name="Table1.A2" office:value-type="string">
            <text:p text:style-name="P44"/>
          </table:table-cell>
          <table:table-cell table:style-name="Table1.G2" office:value-type="string">
            <text:p text:style-name="P46">8</text:p>
            <text:p text:style-name="P46"/>
          </table:table-cell>
        </table:table-row>
        <table:table-row table:style-name="Table1.1">
          <table:table-cell table:style-name="Table1.A2" office:value-type="string">
            <text:p text:style-name="P47"><text:a xlink:type="simple" xlink:href="https://fedoraproject.org/" text:style-name="Internet_20_link" text:visited-style-name="Visited_20_Internet_20_Link">Fedora Linux</text:a></text:p>
          </table:table-cell>
          <table:table-cell table:style-name="Table1.A2" office:value-type="string">
            <text:p text:style-name="P44"><text:a xlink:type="simple" xlink:href="https://www.cvedetails.com/cve/CVE-2024-37051/" text:style-name="Internet_20_link" text:visited-style-name="Visited_20_Internet_20_Link">https://www.cvedetails.com/cve/CVE-2024-37051/</text:a></text:p>
          </table:table-cell>
          <table:table-cell table:style-name="Table1.A2" office:value-type="string">
            <text:p text:style-name="P44"/>
          </table:table-cell>
          <table:table-cell table:style-name="Table1.A2" office:value-type="string">
            <text:p text:style-name="P47">KRITICNA</text:p>
          </table:table-cell>
          <table:table-cell table:style-name="Table1.A2" office:value-type="string">
            <text:p text:style-name="P46"/>
          </table:table-cell>
          <table:table-cell table:style-name="Table1.A2" office:value-type="string">
            <text:p text:style-name="P44"/>
          </table:table-cell>
          <table:table-cell table:style-name="Table1.G2" office:value-type="string">
            <text:p text:style-name="P46"/>
          </table:table-cell>
        </table:table-row>
      </table:table>
      <text:p text:style-name="P20"/>
      <text:p text:style-name="P20"/>
      <text:p text:style-name="P21"/>
      <text:p text:style-name="P21"/>
      <text:p text:style-name="P21"/>
      <text:p text:style-name="P21"><text:span text:style-name="T52">8.3</text:span> Izvori</text:p>
      <text:p text:style-name="P33"/>
      <text:p text:style-name="P33">OWASP Dependency Check <text:a xlink:type="simple" xlink:href="https://github.com/jeremylong/DependencyCheck" text:style-name="Internet_20_link" text:visited-style-name="Visited_20_Internet_20_Link">https://github.com/jeremylong/DependencyCheck</text:a></text:p>
      <text:p text:style-name="P33">SAR Template <text:a xlink:type="simple" xlink:href="https://ipkeys.com/blog/sar-template/" text:style-name="Internet_20_link" text:visited-style-name="Visited_20_Internet_20_Link">https://ipkeys.com/blog/sar-template/</text:a></text:p>
      <text:p text:style-name="P34">National Vulnerability Database: <text:a xlink:type="simple" xlink:href="https://www.nist.gov/" text:style-name="Internet_20_link" text:visited-style-name="Visited_20_Internet_20_Link">https://www.nist.gov/</text:a></text:p>
      <text:p text:style-name="P34">OSS index: <text:a xlink:type="simple" xlink:href="https://ossindex.sonatype.org/" text:style-name="Internet_20_link" text:visited-style-name="Visited_20_Internet_20_Link">https://ossindex.sonatype.org/</text:a></text:p>
      <text:p text:style-name="P35">Fedora Linux Vulnerabilities: <text:a xlink:type="simple" xlink:href="https://www.cvedetails.com/vulnerability-list/vendor_id-6924/product_id-16334/Fedoraproject-Fedora.html" text:style-name="Internet_20_link" text:visited-style-name="Visited_20_Internet_20_Link">https://www.cvedetails.com/vulnerability-list/vendor_id-6924/product_id-16334/Fedoraproject-Fedora.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5T12:26:23.751615930</meta:creation-date>
    <dc:date>2024-06-15T23:36:34.945373352</dc:date>
    <meta:editing-duration>PT48M53S</meta:editing-duration>
    <meta:editing-cycles>20</meta:editing-cycles>
    <meta:generator>LibreOffice/24.2.4.2$Linux_X86_64 LibreOffice_project/420$Build-2</meta:generator>
    <meta:print-date>2024-06-15T23:29:37.137860219</meta:print-date>
    <meta:printed-by>PDF files</meta:printed-by>
    <dc:title>IZVEŠTAJ O PROCENI BEZBEDNOSTI I RANJIVOSTI</dc:title>
    <meta:document-statistic meta:table-count="1" meta:image-count="0" meta:object-count="0" meta:page-count="9" meta:paragraph-count="149" meta:word-count="731" meta:character-count="6728" meta:non-whitespace-character-count="6181"/>
  </office:meta>
</office:document-meta>
</file>